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auBench Re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OF</text:p>
          </table:table-cell>
          <table:table-cell table:style-name="Default" office:value-type="string" calcext:value-type="string">
            <text:p>Work Units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0.26" calcext:value-type="float">
            <text:p>2.60E-01</text:p>
          </table:table-cell>
          <table:table-cell office:value-type="float" office:value="0.00185" calcext:value-type="float">
            <text:p>1.85E-03</text:p>
          </table:table-cell>
          <table:table-cell/>
          <table:table-cell office:value-type="float" office:value="0.072169" calcext:value-type="float">
            <text:p>0.072169</text:p>
          </table:table-cell>
          <table:table-cell table:formula="of:=[.F9]" office:value-type="float" office:value="0.036084" calcext:value-type="float">
            <text:p>3.60840000E-02</text:p>
          </table:table-cell>
          <table:table-cell table:formula="of:=[.C8]" office:value-type="float" office:value="0.26" calcext:value-type="float">
            <text:p>2.60000000E-01</text:p>
          </table:table-cell>
          <table:table-cell table:formula="of:=[.H8]*[.$G$2]" office:value-type="float" office:value="1.3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2.29" calcext:value-type="float">
            <text:p>2.29E+00</text:p>
          </table:table-cell>
          <table:table-cell office:value-type="float" office:value="0.000499" calcext:value-type="float">
            <text:p>4.99E-04</text:p>
          </table:table-cell>
          <table:table-cell/>
          <table:table-cell table:style-name="ce1" office:value-type="float" office:value="0.036084" calcext:value-type="float">
            <text:p>3.61E-02</text:p>
          </table:table-cell>
          <table:table-cell table:formula="of:=[.F10]" office:value-type="float" office:value="0.018042" calcext:value-type="float">
            <text:p>1.80420000E-02</text:p>
          </table:table-cell>
          <table:table-cell table:formula="of:=[.C9]" office:value-type="float" office:value="2.29" calcext:value-type="float">
            <text:p>2.29000000E+00</text:p>
          </table:table-cell>
          <table:table-cell table:formula="of:=[.H9]*[.$G$2]" office:value-type="float" office:value="11.45" calcext:value-type="float">
            <text:p>11.45</text:p>
          </table:table-cell>
        </table:table-row>
        <table:table-row table:style-name="ro1">
          <table:table-cell table:number-columns-repeated="2"/>
          <table:table-cell office:value-type="float" office:value="22.21" calcext:value-type="float">
            <text:p>2.22E+01</text:p>
          </table:table-cell>
          <table:table-cell office:value-type="float" office:value="0.0000894" calcext:value-type="float">
            <text:p>8.94E-05</text:p>
          </table:table-cell>
          <table:table-cell/>
          <table:table-cell table:style-name="ce1" office:value-type="float" office:value="0.018042" calcext:value-type="float">
            <text:p>1.80E-02</text:p>
          </table:table-cell>
          <table:table-cell table:formula="of:=[.F10]" office:value-type="float" office:value="0.018042" calcext:value-type="float">
            <text:p>1.80420000E-02</text:p>
          </table:table-cell>
          <table:table-cell table:formula="of:=[.C10]" office:value-type="float" office:value="22.21" calcext:value-type="float">
            <text:p>2.22100000E+01</text:p>
          </table:table-cell>
          <table:table-cell table:formula="of:=[.H10]*[.$G$2]" office:value-type="float" office:value="111.05" calcext:value-type="float">
            <text:p>111.05</text:p>
          </table:table-cell>
        </table:table-row>
        <table:table-row table:style-name="ro1">
          <table:table-cell table:number-columns-repeated="2"/>
          <table:table-cell office:value-type="float" office:value="255.39" calcext:value-type="float">
            <text:p>2.55E+02</text:p>
          </table:table-cell>
          <table:table-cell office:value-type="float" office:value="0.0000141" calcext:value-type="float">
            <text:p>1.41E-05</text:p>
          </table:table-cell>
          <table:table-cell/>
          <table:table-cell office:value-type="float" office:value="0.009021" calcext:value-type="float">
            <text:p>0.009021</text:p>
          </table:table-cell>
          <table:table-cell table:formula="of:=[.D11]" office:value-type="float" office:value="0.0000141" calcext:value-type="float">
            <text:p>1.41000000E-05</text:p>
          </table:table-cell>
          <table:table-cell table:formula="of:=[.C11]" office:value-type="float" office:value="255.39" calcext:value-type="float">
            <text:p>2.55390000E+02</text:p>
          </table:table-cell>
          <table:table-cell table:formula="of:=[.H11]*[.$G$2]" office:value-type="float" office:value="1276.95" calcext:value-type="float">
            <text:p>1276.95</text:p>
          </table:table-cell>
        </table:table-row>
        <table:table-row table:style-name="ro1">
          <table:table-cell table:number-columns-repeated="2"/>
          <table:table-cell office:value-type="float" office:value="2726.25" calcext:value-type="float">
            <text:p>2.73E+03</text:p>
          </table:table-cell>
          <table:table-cell office:value-type="float" office:value="0.00000224" calcext:value-type="float">
            <text:p>2.24E-06</text:p>
          </table:table-cell>
          <table:table-cell/>
          <table:table-cell office:value-type="float" office:value="0.004511" calcext:value-type="float">
            <text:p>0.004511</text:p>
          </table:table-cell>
          <table:table-cell table:formula="of:=[.D12]" office:value-type="float" office:value="0.00000224" calcext:value-type="float">
            <text:p>2.24000000E-06</text:p>
          </table:table-cell>
          <table:table-cell table:formula="of:=[.C12]" office:value-type="float" office:value="2726.25" calcext:value-type="float">
            <text:p>2.72625000E+03</text:p>
          </table:table-cell>
          <table:table-cell table:formula="of:=[.H12]*[.$G$2]" office:value-type="float" office:value="13631.25" calcext:value-type="float">
            <text:p>13631.25</text:p>
          </table:table-cell>
        </table:table-row>
        <table:table-row table:style-name="ro1">
          <table:table-cell table:number-columns-repeated="2"/>
          <table:table-cell office:value-type="float" office:value="29940.89" calcext:value-type="float">
            <text:p>2.99E+04</text:p>
          </table:table-cell>
          <table:table-cell office:value-type="float" office:value="0.000000373" calcext:value-type="float">
            <text:p>3.73E-07</text:p>
          </table:table-cell>
          <table:table-cell/>
          <table:table-cell office:value-type="float" office:value="0.002255" calcext:value-type="float">
            <text:p>0.002255</text:p>
          </table:table-cell>
          <table:table-cell table:formula="of:=[.D13]" office:value-type="float" office:value="0.000000373" calcext:value-type="float">
            <text:p>3.73000000E-07</text:p>
          </table:table-cell>
          <table:table-cell table:formula="of:=[.C13]" office:value-type="float" office:value="29940.89" calcext:value-type="float">
            <text:p>2.99408900E+04</text:p>
          </table:table-cell>
          <table:table-cell table:formula="of:=[.H13]*[.$G$2]" office:value-type="float" office:value="149704.45" calcext:value-type="float">
            <text:p>149704.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4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0.31" calcext:value-type="float">
            <text:p>3.10E-01</text:p>
          </table:table-cell>
          <table:table-cell office:value-type="float" office:value="0.000658" calcext:value-type="float">
            <text:p>6.58E-04</text:p>
          </table:table-cell>
          <table:table-cell/>
          <table:table-cell office:value-type="float" office:value="0.072169" calcext:value-type="float">
            <text:p>0.072169</text:p>
          </table:table-cell>
          <table:table-cell table:formula="of:=[.D17]" office:value-type="float" office:value="0.000658" calcext:value-type="float">
            <text:p>6.58000000E-04</text:p>
          </table:table-cell>
          <table:table-cell table:formula="of:=[.C17]" office:value-type="float" office:value="0.31" calcext:value-type="float">
            <text:p>3.10000000E-01</text:p>
          </table:table-cell>
          <table:table-cell table:formula="of:=[.H17]*[.$G$2]" office:value-type="float" office:value="1.55" calcext:value-type="float">
            <text:p>1.55</text:p>
          </table:table-cell>
        </table:table-row>
        <table:table-row table:style-name="ro1">
          <table:table-cell table:number-columns-repeated="2"/>
          <table:table-cell office:value-type="float" office:value="2.78" calcext:value-type="float">
            <text:p>2.78E+00</text:p>
          </table:table-cell>
          <table:table-cell office:value-type="float" office:value="0.0000425" calcext:value-type="float">
            <text:p>4.25E-05</text:p>
          </table:table-cell>
          <table:table-cell/>
          <table:table-cell office:value-type="float" office:value="0.036084" calcext:value-type="float">
            <text:p>0.036084</text:p>
          </table:table-cell>
          <table:table-cell table:formula="of:=[.D18]" office:value-type="float" office:value="0.0000425" calcext:value-type="float">
            <text:p>4.25000000E-05</text:p>
          </table:table-cell>
          <table:table-cell table:formula="of:=[.C18]" office:value-type="float" office:value="2.78" calcext:value-type="float">
            <text:p>2.78000000E+00</text:p>
          </table:table-cell>
          <table:table-cell table:formula="of:=[.H18]*[.$G$2]" office:value-type="float" office:value="13.9" calcext:value-type="float">
            <text:p>13.9</text:p>
          </table:table-cell>
        </table:table-row>
        <table:table-row table:style-name="ro1">
          <table:table-cell table:number-columns-repeated="2"/>
          <table:table-cell office:value-type="float" office:value="38.88" calcext:value-type="float">
            <text:p>3.89E+01</text:p>
          </table:table-cell>
          <table:table-cell office:value-type="float" office:value="0.00000182" calcext:value-type="float">
            <text:p>1.82E-06</text:p>
          </table:table-cell>
          <table:table-cell/>
          <table:table-cell office:value-type="float" office:value="0.018042" calcext:value-type="float">
            <text:p>0.018042</text:p>
          </table:table-cell>
          <table:table-cell table:formula="of:=[.D19]" office:value-type="float" office:value="0.00000182" calcext:value-type="float">
            <text:p>1.82000000E-06</text:p>
          </table:table-cell>
          <table:table-cell table:formula="of:=[.C19]" office:value-type="float" office:value="38.88" calcext:value-type="float">
            <text:p>3.88800000E+01</text:p>
          </table:table-cell>
          <table:table-cell table:formula="of:=[.H19]*[.$G$2]" office:value-type="float" office:value="194.4" calcext:value-type="float">
            <text:p>194.4</text:p>
          </table:table-cell>
        </table:table-row>
        <table:table-row table:style-name="ro1">
          <table:table-cell table:number-columns-repeated="2"/>
          <table:table-cell office:value-type="float" office:value="391.77" calcext:value-type="float">
            <text:p>3.92E+02</text:p>
          </table:table-cell>
          <table:table-cell office:value-type="float" office:value="0.0000000629" calcext:value-type="float">
            <text:p>6.29E-08</text:p>
          </table:table-cell>
          <table:table-cell/>
          <table:table-cell office:value-type="float" office:value="0.009021" calcext:value-type="float">
            <text:p>0.009021</text:p>
          </table:table-cell>
          <table:table-cell table:formula="of:=[.D20]" office:value-type="float" office:value="0.0000000629" calcext:value-type="float">
            <text:p>6.29000000E-08</text:p>
          </table:table-cell>
          <table:table-cell table:formula="of:=[.C20]" office:value-type="float" office:value="391.77" calcext:value-type="float">
            <text:p>3.91770000E+02</text:p>
          </table:table-cell>
          <table:table-cell table:formula="of:=[.H20]*[.$G$2]" office:value-type="float" office:value="1958.85" calcext:value-type="float">
            <text:p>1958.85</text:p>
          </table:table-cell>
        </table:table-row>
        <table:table-row table:style-name="ro1">
          <table:table-cell table:number-columns-repeated="2"/>
          <table:table-cell office:value-type="float" office:value="3343.42" calcext:value-type="float">
            <text:p>3.34E+03</text:p>
          </table:table-cell>
          <table:table-cell office:value-type="float" office:value="0.00000000213" calcext:value-type="float">
            <text:p>2.13E-09</text:p>
          </table:table-cell>
          <table:table-cell/>
          <table:table-cell office:value-type="float" office:value="0.004511" calcext:value-type="float">
            <text:p>0.004511</text:p>
          </table:table-cell>
          <table:table-cell table:formula="of:=[.D21]" office:value-type="float" office:value="0.00000000213" calcext:value-type="float">
            <text:p>2.13000000E-09</text:p>
          </table:table-cell>
          <table:table-cell table:formula="of:=[.C21]" office:value-type="float" office:value="3343.42" calcext:value-type="float">
            <text:p>3.34342000E+03</text:p>
          </table:table-cell>
          <table:table-cell table:formula="of:=[.H21]*[.$G$2]" office:value-type="float" office:value="16717.1" calcext:value-type="float">
            <text:p>16717.1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32276.42" calcext:value-type="float">
            <text:p>32276.42</text:p>
          </table:table-cell>
          <table:table-cell office:value-type="float" office:value="0.0000000000754" calcext:value-type="float">
            <text:p>7.54E-11</text:p>
          </table:table-cell>
          <table:table-cell/>
          <table:table-cell office:value-type="float" office:value="0.002255" calcext:value-type="float">
            <text:p>0.002255</text:p>
          </table:table-cell>
          <table:table-cell table:formula="of:=[.D22]" office:value-type="float" office:value="0.0000000000754" calcext:value-type="float">
            <text:p>7.54000000E-11</text:p>
          </table:table-cell>
          <table:table-cell table:formula="of:=[.C22]" office:value-type="float" office:value="32276.42" calcext:value-type="float">
            <text:p>3.22764200E+04</text:p>
          </table:table-cell>
          <table:table-cell table:formula="of:=[.H22]*[.$G$2]" office:value-type="float" office:value="161382.1" calcext:value-type="float">
            <text:p>161382.1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2:58:20.13831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0:52.360000000</meta:creation-date>
    <dc:date>2016-05-23T17:38:59.651495960</dc:date>
    <meta:editing-duration>PT7H50M36S</meta:editing-duration>
    <meta:editing-cycles>4</meta:editing-cycles>
    <meta:generator>LibreOffice/5.0.6.2$Linux_X86_64 LibreOffice_project/00m0$Build-2</meta:generator>
    <meta:document-statistic meta:table-count="1" meta:cell-count="83" meta:object-count="0"/>
  </office:meta>
</office:document-meta>
</file>